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8641006B640C392.jpg" manifest:media-type="image/jpeg"/>
  <manifest:file-entry manifest:full-path="Pictures/1000000000000198000001CA6AA648FF1A138A2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ubtitle">
      <style:text-properties fo:language="en" fo:country="US" officeooo:rsid="00067757" officeooo:paragraph-rsid="00067757"/>
    </style:style>
    <style:style style:name="P3" style:family="paragraph" style:parent-style-name="Contents_20_Heading">
      <style:text-properties fo:language="en" fo:country="US"/>
    </style:style>
    <style:style style:name="P4" style:family="paragraph" style:parent-style-name="Heading_20_1">
      <style:text-properties fo:language="en" fo:country="US" fo:font-weight="bold" officeooo:rsid="00086a7c" officeooo:paragraph-rsid="00086a7c" style:font-weight-asian="bold" style:font-weight-complex="bold"/>
    </style:style>
    <style:style style:name="P5" style:family="paragraph" style:parent-style-name="Heading_20_1">
      <style:paragraph-properties fo:break-before="page"/>
      <style:text-properties fo:language="en" fo:country="US" officeooo:rsid="000c6711" officeooo:paragraph-rsid="000c6711"/>
    </style:style>
    <style:style style:name="P6" style:family="paragraph" style:parent-style-name="Heading_20_1">
      <style:paragraph-properties fo:break-before="page"/>
      <style:text-properties fo:language="en" fo:country="US" officeooo:rsid="000a286d" officeooo:paragraph-rsid="000a286d"/>
    </style:style>
    <style:style style:name="P7" style:family="paragraph" style:parent-style-name="Heading_20_1">
      <style:paragraph-properties fo:break-before="page"/>
      <style:text-properties officeooo:rsid="00154688" officeooo:paragraph-rsid="00154688"/>
    </style:style>
    <style:style style:name="P8" style:family="paragraph" style:parent-style-name="Title">
      <style:text-properties fo:language="en" fo:country="US" officeooo:rsid="00067757" officeooo:paragraph-rsid="00067757"/>
    </style:style>
    <style:style style:name="P9" style:family="paragraph" style:parent-style-name="Text_20_body">
      <style:text-properties fo:language="en" fo:country="US" officeooo:rsid="00067757" officeooo:paragraph-rsid="00067757"/>
    </style:style>
    <style:style style:name="P10" style:family="paragraph" style:parent-style-name="Text_20_body">
      <style:text-properties fo:language="en" fo:country="US" officeooo:paragraph-rsid="000c6711"/>
    </style:style>
    <style:style style:name="P11" style:family="paragraph" style:parent-style-name="Text_20_body">
      <style:text-properties officeooo:paragraph-rsid="000a286d"/>
    </style:style>
    <style:style style:name="P12" style:family="paragraph" style:parent-style-name="Text_20_body">
      <style:text-properties officeooo:rsid="000f9b29" officeooo:paragraph-rsid="000f9b29"/>
    </style:style>
    <style:style style:name="P13" style:family="paragraph" style:parent-style-name="Text_20_body">
      <style:paragraph-properties fo:text-align="justify" style:justify-single-word="false"/>
      <style:text-properties officeooo:rsid="000f9b29" officeooo:paragraph-rsid="000f9b29"/>
    </style:style>
    <style:style style:name="P14" style:family="paragraph" style:parent-style-name="Text_20_body">
      <style:text-properties officeooo:rsid="0013a1d6" officeooo:paragraph-rsid="0013a1d6"/>
    </style:style>
    <style:style style:name="P15" style:family="paragraph" style:parent-style-name="Text_20_body" style:list-style-name="L1">
      <style:text-properties officeooo:rsid="0014f97e" officeooo:paragraph-rsid="0014f97e"/>
    </style:style>
    <style:style style:name="P16" style:family="paragraph" style:parent-style-name="Text_20_body" style:list-style-name="L1">
      <style:text-properties fo:font-weight="bold" officeooo:rsid="0014f97e" officeooo:paragraph-rsid="0014f97e" style:font-weight-asian="bold" style:font-weight-complex="bold"/>
    </style:style>
    <style:style style:name="P17" style:family="paragraph" style:parent-style-name="Text_20_body" style:list-style-name="">
      <style:paragraph-properties fo:line-height="115%"/>
      <style:text-properties fo:font-weight="bold" officeooo:rsid="0014f97e" officeooo:paragraph-rsid="0014f97e" style:font-weight-asian="bold" style:font-weight-complex="bold"/>
    </style:style>
    <style:style style:name="P18" style:family="paragraph" style:parent-style-name="Text_20_body" style:list-style-name="L3">
      <style:text-properties fo:font-weight="bold" officeooo:rsid="00167819" officeooo:paragraph-rsid="00167819" style:font-weight-asian="bold" style:font-weight-complex="bold"/>
    </style:style>
    <style:style style:name="P19" style:family="paragraph" style:parent-style-name="Text_20_body" style:list-style-name="L4">
      <style:text-properties fo:font-weight="bold" officeooo:rsid="001787c6" officeooo:paragraph-rsid="001787c6" style:font-weight-asian="bold" style:font-weight-complex="bold"/>
    </style:style>
    <style:style style:name="P20" style:family="paragraph" style:parent-style-name="Text_20_body" style:list-style-name="L4">
      <style:text-properties fo:font-weight="bold" officeooo:rsid="001a30c7" officeooo:paragraph-rsid="001a30c7" style:font-weight-asian="bold" style:font-weight-complex="bold"/>
    </style:style>
    <style:style style:name="P21" style:family="paragraph" style:parent-style-name="Text_20_body" style:list-style-name="L4">
      <style:text-properties fo:font-weight="bold" officeooo:rsid="001b11cd" officeooo:paragraph-rsid="001b11cd" style:font-weight-asian="bold" style:font-weight-complex="bold"/>
    </style:style>
    <style:style style:name="P22" style:family="paragraph" style:parent-style-name="Text_20_body">
      <style:text-properties officeooo:rsid="00154688" officeooo:paragraph-rsid="00154688"/>
    </style:style>
    <style:style style:name="P23" style:family="paragraph" style:parent-style-name="Text_20_body" style:list-style-name="L2">
      <style:text-properties officeooo:rsid="00154688" officeooo:paragraph-rsid="00154688"/>
    </style:style>
    <style:style style:name="P24" style:family="paragraph" style:parent-style-name="Text_20_body">
      <style:text-properties officeooo:paragraph-rsid="00154688"/>
    </style:style>
    <style:style style:name="P25" style:family="paragraph" style:parent-style-name="Text_20_body" style:list-style-name="L3"/>
    <style:style style:name="P26" style:family="paragraph" style:parent-style-name="Text_20_body">
      <style:paragraph-properties fo:break-before="page"/>
      <style:text-properties officeooo:rsid="0013a1d6" officeooo:paragraph-rsid="0013a1d6"/>
    </style:style>
    <style:style style:name="P27" style:family="paragraph" style:parent-style-name="Heading_20_2">
      <style:text-properties officeooo:rsid="00167819" officeooo:paragraph-rsid="00167819"/>
    </style:style>
    <style:style style:name="P28" style:family="paragraph" style:parent-style-name="Heading_20_2">
      <style:text-properties officeooo:rsid="001787c6" officeooo:paragraph-rsid="001787c6"/>
    </style:style>
    <style:style style:name="T1" style:family="text">
      <style:text-properties fo:font-weight="bold" style:font-weight-asian="bold" style:font-weight-complex="bold"/>
    </style:style>
    <style:style style:name="T2" style:family="text">
      <style:text-properties officeooo:rsid="000dc5d7"/>
    </style:style>
    <style:style style:name="T3" style:family="text">
      <style:text-properties fo:language="en" fo:country="US"/>
    </style:style>
    <style:style style:name="T4" style:family="text">
      <style:text-properties fo:language="en" fo:country="US" officeooo:rsid="000a286d"/>
    </style:style>
    <style:style style:name="T5" style:family="text">
      <style:text-properties fo:language="en" fo:country="US" officeooo:rsid="000f9b29"/>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0f9b29" style:font-weight-asian="bold" style:font-weight-complex="bold"/>
    </style:style>
    <style:style style:name="T8" style:family="text">
      <style:text-properties fo:language="en" fo:country="US" fo:font-weight="bold" officeooo:rsid="0010b3ff" style:font-weight-asian="bold" style:font-weight-complex="bold"/>
    </style:style>
    <style:style style:name="T9" style:family="text">
      <style:text-properties fo:language="en" fo:country="US" fo:font-weight="bold" officeooo:rsid="0014f97e" style:font-weight-asian="bold" style:font-weight-complex="bold"/>
    </style:style>
    <style:style style:name="T10" style:family="text">
      <style:text-properties fo:language="en" fo:country="US" fo:font-weight="bold" officeooo:rsid="00154688"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0f9b29" style:font-weight-asian="normal" style:font-weight-complex="normal"/>
    </style:style>
    <style:style style:name="T13" style:family="text">
      <style:text-properties fo:language="en" fo:country="US" fo:font-weight="normal" officeooo:rsid="0010b3ff" style:font-weight-asian="normal" style:font-weight-complex="normal"/>
    </style:style>
    <style:style style:name="T14" style:family="text">
      <style:text-properties fo:language="en" fo:country="US" fo:font-weight="normal" officeooo:rsid="0013a1d6" style:font-weight-asian="normal" style:font-weight-complex="normal"/>
    </style:style>
    <style:style style:name="T15" style:family="text">
      <style:text-properties fo:language="en" fo:country="US" fo:font-weight="normal" officeooo:rsid="0014f97e" style:font-weight-asian="normal" style:font-weight-complex="normal"/>
    </style:style>
    <style:style style:name="T16" style:family="text">
      <style:text-properties fo:language="en" fo:country="US" fo:font-weight="normal" officeooo:rsid="00154688" style:font-weight-asian="normal" style:font-weight-complex="normal"/>
    </style:style>
    <style:style style:name="T17" style:family="text">
      <style:text-properties fo:language="en" fo:country="US" officeooo:rsid="00154688"/>
    </style:style>
    <style:style style:name="T18" style:family="text">
      <style:text-properties fo:font-weight="normal" style:font-weight-asian="normal" style:font-weight-complex="normal"/>
    </style:style>
    <style:style style:name="T19" style:family="text">
      <style:text-properties fo:font-weight="normal" officeooo:rsid="001787c6" style:font-weight-asian="normal" style:font-weight-complex="normal"/>
    </style:style>
    <style:style style:name="T20" style:family="text">
      <style:text-properties fo:font-weight="normal" officeooo:rsid="001a30c7" style:font-weight-asian="normal" style:font-weight-complex="normal"/>
    </style:style>
    <style:style style:name="T21" style:family="text">
      <style:text-properties fo:font-weight="normal" officeooo:rsid="001a3563" style:font-weight-asian="normal" style:font-weight-complex="normal"/>
    </style:style>
    <style:style style:name="T22" style:family="text">
      <style:text-properties officeooo:rsid="00154688"/>
    </style:style>
    <style:style style:name="T23" style:family="text">
      <style:text-properties officeooo:rsid="00167819"/>
    </style:style>
    <style:style style:name="T24" style:family="text">
      <style:text-properties fo:font-style="italic" fo:font-weight="normal" officeooo:rsid="001787c6" style:font-style-asian="italic" style:font-weight-asian="normal" style:font-style-complex="italic" style:font-weight-complex="normal"/>
    </style:style>
    <style:style style:name="T25" style:family="text">
      <style:text-properties fo:font-style="normal" fo:font-weight="normal" officeooo:rsid="001787c6" style:font-style-asian="normal" style:font-weight-asian="normal" style:font-style-complex="normal" style:font-weight-complex="normal"/>
    </style:style>
    <style:style style:name="T26" style:family="text">
      <style:text-properties fo:color="#3465a4" fo:font-style="normal" officeooo:rsid="001787c6" style:font-style-asian="normal" style:font-style-complex="normal"/>
    </style:style>
    <style:style style:name="T27" style:family="text">
      <style:text-properties fo:color="#3465a4" fo:font-style="normal" fo:font-weight="bold" officeooo:rsid="001787c6" style:font-style-asian="normal" style:font-weight-asian="bold" style:font-style-complex="normal" style:font-weight-complex="bold"/>
    </style:style>
    <style:style style:name="T28" style:family="text">
      <style:text-properties fo:color="#000000" fo:font-style="normal" officeooo:rsid="001787c6" style:font-style-asian="normal" style:font-style-complex="normal"/>
    </style:style>
    <style:style style:name="T29" style:family="text">
      <style:text-properties fo:color="#000000" fo:font-style="normal" fo:font-weight="bold" officeooo:rsid="001787c6" style:font-style-asian="normal" style:font-weight-asian="bold" style:font-style-complex="normal" style:font-weight-complex="bold"/>
    </style:style>
    <style:style style:name="T30" style:family="text">
      <style:text-properties fo:color="#000000" fo:font-style="normal" fo:font-weight="normal" officeooo:rsid="001787c6" style:font-style-asian="normal" style:font-weight-asian="normal" style:font-style-complex="normal" style:font-weight-complex="normal"/>
    </style:style>
    <style:style style:name="T31" style:family="text">
      <style:text-properties officeooo:rsid="001a30c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troController Manual</text:p>
      <text:p text:style-name="P2">version 1.0</text:p>
      <text:p text:style-name="P9"/>
      <text:p text:style-name="P9"/>
      <text:p text:style-name="P9"/>
      <text:p text:style-name="P9"/>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opics</text:p>
          </text:index-title>
          <text:p text:style-name="P1"><text:a xlink:type="simple" xlink:href="#__RefHeading___Toc212_4169763064" text:style-name="Index_20_Link" text:visited-style-name="Index_20_Link"><text:span text:style-name="T3">1. Introduction<text:tab/>2</text:span></text:a></text:p>
          <text:p text:style-name="P1"><text:a xlink:type="simple" xlink:href="#__RefHeading___Toc318_4169763064" text:style-name="Index_20_Link" text:visited-style-name="Index_20_Link"><text:span text:style-name="T3">2. The Retro Controller Component<text:tab/>3</text:span></text:a></text:p>
          <text:p text:style-name="P1"><text:a xlink:type="simple" xlink:href="#__RefHeading___Toc531_4169763064" text:style-name="Index_20_Link" text:visited-style-name="Index_20_Link"><text:span text:style-name="T3">3. Camera Movements<text:tab/>4</text:span></text:a></text:p>
        </text:index-body>
      </text:table-of-content>
      <text:h text:style-name="P4" text:outline-level="1"/>
      <text:h text:style-name="P5" text:outline-level="1"><text:bookmark-start text:name="__RefHeading___Toc212_4169763064"/>1. Introduction<text:bookmark-end text:name="__RefHeading___Toc212_4169763064"/></text:h>
      <text:p text:style-name="P10"><text:tab/><text:span text:style-name="T2">Thanks for the purchase of the Retro Controller asset pack. If you like to start right away, jump to the next page.</text:span></text:p>
      <text:p text:style-name="P10"><text:tab/><text:span text:style-name="T2">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10"><text:tab/><text:span text:style-name="T2">But if you like to make a more slow-paced FPS, the controller provides a whole range of options for you to customize how it should behave and therefore adapt it for your game design.</text:span></text:p>
      <text:p text:style-name="P10"><text:tab/><text:span text:style-name="T2">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10"/>
      <text:p text:style-name="P10"><text:tab/></text:p>
      <text:h text:style-name="P6" text:outline-level="1"><text:bookmark-start text:name="__RefHeading___Toc318_4169763064"/>2. The Retro Controller Component<text:bookmark-end text:name="__RefHeading___Toc318_4169763064"/></text:h>
      <text:p text:style-name="P11"><text:span text:style-name="T4"><text:tab/></text:span><text:span text:style-name="T5">The first thing you can do to start playing with the controller is to go to the </text:span><text:span text:style-name="T7">Retro Controller &gt; Sample &gt; Scenes</text:span><text:span text:style-name="T12"> folder and open the </text:span><text:span text:style-name="T7">Sample Scene</text:span><text:span text:style-name="T12">. </text:span></text:p>
      <text:p text:style-name="P11"><draw:frame draw:style-name="fr1" draw:name="Image1" text:anchor-type="paragraph" svg:width="10.389cm" svg:height="6.122cm" draw:z-index="0"><draw:image xlink:href="Pictures/10000000000002820000017A58641006B640C392.jpg" xlink:type="simple" xlink:show="embed" xlink:actuate="onLoad" loext:mime-type="image/jpeg"/></draw:frame><text:span text:style-name="T12"/></text:p>
      <text:p text:style-name="P13"><text:span text:style-name="T11">As you can see, the scene is a playground for you to experiment </text:span><text:span text:style-name="T13">with the Retro Controller. Now got the </text:span><text:span text:style-name="T8">Hierarchy</text:span><text:span text:style-name="T13"> panel and select the </text:span><text:span text:style-name="T8">Sample Controller</text:span><text:span text:style-name="T13"> object.</text:span></text:p>
      <text:p text:style-name="P12"><text:span text:style-name="T13"><text:s/></text:span></text:p>
      <text:p text:style-name="P14"><draw:frame draw:style-name="fr2" draw:name="Image2" text:anchor-type="paragraph" svg:x="0.079cm" svg:y="-0.09cm" svg:width="9.705cm" svg:height="10.894cm" draw:z-index="1"><draw:image xlink:href="Pictures/1000000000000198000001CA6AA648FF1A138A29.jpg" xlink:type="simple" xlink:show="embed" xlink:actuate="onLoad" loext:mime-type="image/jpeg"/></draw:frame><text:span text:style-name="T11">On the </text:span><text:span text:style-name="T6">Inspector</text:span><text:span text:style-name="T11"> panel you will see the component for the Retro Controller. There is a few options that is crucial for it to work properly.</text:span></text:p>
      <text:p text:style-name="P14"><text:span text:style-name="T11">The first one is the </text:span><text:span text:style-name="T6">Profile</text:span><text:span text:style-name="T11">, that will be explained more in depth in the </text:span><text:span text:style-name="T6">Retro Controller Profile</text:span><text:span text:style-name="T11"> section. But basically, it’s where settings like acceleration, friction and jump speed are. Without it, your controller won’t run.</text:span></text:p>
      <text:p text:style-name="P14"><text:span text:style-name="T11">Next here is the </text:span><text:span text:style-name="T6">Controller View</text:span><text:span text:style-name="T11">. This is mostly used to set the water level and is assigned to the Game Object parent of the Main Camera. This will become clear on the section about the </text:span><text:span text:style-name="T6">Retro Controller View</text:span><text:span text:style-name="T11"> component.</text:span><text:span text:style-name="T16"> The </text:span><text:span text:style-name="T10">View Position</text:span><text:span text:style-name="T16"> serves as the starting local position for the </text:span><text:span text:style-name="T10">Controller View.</text:span></text:p>
      <text:p text:style-name="P14"><text:span text:style-name="T11"/></text:p>
      <text:p text:style-name="P26"><text:span text:style-name="T11"><text:tab/></text:span><text:span text:style-name="T15">The </text:span><text:span text:style-name="T9">Callback Events</text:span><text:span text:style-name="T15"> exposes certain behaviors that other scripts can easily subscribe to:</text:span></text:p>
      <text:list xml:id="list1233221953" text:style-name="L1">
        <text:list-item>
          <text:p text:style-name="P15"><text:span text:style-name="T6">On Jump Callback</text:span><text:span text:style-name="T11">: this event is fired whenever the controller jumps, be through player or AI input. For example, you can use it to play a sound when the main character jumps.</text:span></text:p>
        </text:list-item>
        <text:list-item>
          <text:p text:style-name="P15"><text:span text:style-name="T6">On Landing Callback</text:span><text:span text:style-name="T11">: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16"><text:span text:style-name="T3">On Fixed Update End Callback: </text:span><text:span text:style-name="T11">since the controller relies on Unity’s Physics engine, </text:span><text:span text:style-name="T16">all the operations run inside a </text:span><text:span text:style-name="T17">FixedUpdate</text:span><text:span text:style-name="T16"> loop. This callback is fired at the end of each iteration.</text:span></text:p>
        </text:list-item>
      </text:list>
      <text:p text:style-name="P17"><text:span text:style-name="T16"/></text:p>
      <text:h text:style-name="P7" text:outline-level="1">3. The Retro Controller Profile</text:h>
      <text:p text:style-name="P24"><text:tab/><text:span text:style-name="T22">Keeping the settings for the controller as a separate file brings a couple benefits:</text:span></text:p>
      <text:list xml:id="list4205231340" text:style-name="L2">
        <text:list-item>
          <text:p text:style-name="P23">Being able to reuse configurations between multiple Game Objects using the Retro Controller.</text:p>
        </text:list-item>
        <text:list-item>
          <text:p text:style-name="P23">Make copies of the settings.</text:p>
        </text:list-item>
        <text:list-item>
          <text:p text:style-name="P23">Modify the settings during playtesting.</text:p>
        </text:list-item>
        <text:list-item>
          <text:p text:style-name="P23">Be independent from Game Objects or prefabs.</text:p>
        </text:list-item>
      </text:list>
      <text:p text:style-name="P22"><text:tab/><text:span text:style-name="T23">With that in mind, let’s go through each section of the profile.</text:span></text:p>
      <text:p text:style-name="P22"/>
      <text:h text:style-name="P27" text:outline-level="2">Gravity</text:h>
      <text:list xml:id="list2284232529" text:style-name="L3">
        <text:list-item>
          <text:p text:style-name="P18">Gravity: <text:span text:style-name="T18">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25"><text:span text:style-name="T1">Water Gravity Scale: </text:span><text:span text:style-name="T18">the previous value only applies when the controller is either on the air or on the ground. </text:span><text:span text:style-name="T19">This will be applied only when it’s submerged (more on that later) and it’s </text:span><text:span text:style-name="T24">relative to the gravity value</text:span><text:span text:style-name="T25">. So if your </text:span><text:span text:style-name="T27">gravity</text:span><text:span text:style-name="T26"> </text:span><text:span text:style-name="T28">is set to </text:span><text:span text:style-name="T29">0.5 </text:span><text:span text:style-name="T28">and the </text:span><text:span text:style-name="T29">water gravity scale</text:span><text:span text:style-name="T30"> is set to </text:span><text:span text:style-name="T29">0.2</text:span><text:span text:style-name="T30">, the force result will be of </text:span><text:span text:style-name="T29">0.1</text:span><text:span text:style-name="T30">, since </text:span><text:span text:style-name="T29">the normal gravity is multiplied by the water gravity scale.</text:span></text:p>
        </text:list-item>
      </text:list>
      <text:p text:style-name="Text_20_body"><text:span text:style-name="T30"/></text:p>
      <text:h text:style-name="P28" text:outline-level="2">Jumping</text:h>
      <text:list xml:id="list2710691094" text:style-name="L4">
        <text:list-item>
          <text:p text:style-name="P19">Jump Speed:<text:span text:style-name="T18"> this is the standard speed for jumping when the controller is on the ground and nowhere else.</text:span></text:p>
        </text:list-item>
        <text:list-item>
          <text:p text:style-name="P19">Jump Grace Time:<text:span text:style-name="T18"> some 2D platform games let the player jump after walking off the ground for a few frames. This is value is a timer measured in seconds and </text:span><text:span text:style-name="T20">make the game more forgiving on precise jumps, hence the name </text:span><text:span text:style-name="T31">ledge forgiveness</text:span><text:span text:style-name="T20">. You can read more about that </text:span><text:a xlink:type="simple" xlink:href="http://kpulv.com/123/Platforming_Ledge_Forgiveness/" text:style-name="Internet_20_link" text:visited-style-name="Visited_20_Internet_20_Link"><text:span text:style-name="T20">here</text:span></text:a><text:span text:style-name="T20">.</text:span></text:p>
        </text:list-item>
        <text:list-item>
          <text:p text:style-name="P20">Jump Input Timer:<text:span text:style-name="T18"> this is a timer that helps with bunnyhopping, a technique that makes the player gain lots of speed and a crucial feature of this controller. It’s an ability that may be too hard for some players, specially in games running at 60+ frames per second. With this 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21">If you wanna learn about bunnyhopping, you can check out </text:span><text:a xlink:type="simple" xlink:href="https://youtu.be/KJT0y4OlIiQ" text:style-name="Internet_20_link" text:visited-style-name="Visited_20_Internet_20_Link"><text:span text:style-name="T21">this video</text:span></text:a><text:span text:style-name="T21">.</text:span></text:p>
        </text:list-item>
        <text:list-item>
          <text:p text:style-name="P21">Water Edge Jump Speed:<text:span text:style-name="T18"> </text:span></text:p>
        </text:list-item>
      </text:list>
      <text:h text:style-name="P6" text:outline-level="1"><text:bookmark-start text:name="__RefHeading___Toc531_4169763064"/>3. Camera Movements<text:bookmark-end text:name="__RefHeading___Toc531_416976306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1-04T19:19:58.670000000</dc:date>
    <meta:editing-duration>PT42M23S</meta:editing-duration>
    <meta:editing-cycles>10</meta:editing-cycles>
    <meta:generator>LibreOffice/6.1.3.2$Windows_X86_64 LibreOffice_project/86daf60bf00efa86ad547e59e09d6bb77c699acb</meta:generator>
    <meta:document-statistic meta:table-count="0" meta:image-count="2" meta:object-count="0" meta:page-count="6" meta:paragraph-count="39" meta:word-count="906" meta:character-count="5109" meta:non-whitespace-character-count="4239"/>
  </office:meta>
</office:document-meta>
</file>